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svg:stroke-color="#ccbe00" draw:fill-color="#fff9ae" draw:textarea-horizontal-align="justify" draw:textarea-vertical-align="middle" draw:auto-grow-height="false" fo:min-height="0.564cm" fo:min-width="3.8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9a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13.637cm" svg:y="4.829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6.334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5.58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18cm" svg:height="0.814cm" svg:x="5.953cm" svg:y="4.815cm">
          <text:p text:style-name="P3">current_mont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4.82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6.329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5.58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286cm" svg:y1="5.179cm" svg:x2="13.573cm" svg:y2="5.191cm">
          <text:p/>
        </draw:line>
        <draw:custom-shape draw:style-name="gr1" draw:text-style-name="P2" draw:layer="layout" svg:width="0.762cm" svg:height="0.762cm" svg:x="13.57cm" svg:y="7.736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57cm" svg:y="7.73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762cm" svg:height="0.762cm" svg:x="14.332cm" svg:y="7.73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18cm" svg:height="0.814cm" svg:x="5.95cm" svg:y="7.679cm">
          <text:p text:style-name="P3">dat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283cm" svg:y1="8.043cm" svg:x2="13.57cm" svg:y2="8.0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09:51:25.861771028</meta:creation-date>
    <dc:date>2018-02-01T10:35:27.733223875</dc:date>
    <meta:editing-duration>PT24M24S</meta:editing-duration>
    <meta:editing-cycles>4</meta:editing-cycles>
    <meta:generator>LibreOffice/5.4.2.2.0$Linux_X86_64 LibreOffice_project/40m0$Build-2</meta:generator>
    <meta:document-statistic meta:object-count="13"/>
  </office:meta>
</office:document-meta>
</file>